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717" calcext:value-type="float">
            <text:p>9717</text:p>
          </table:table-cell>
          <table:table-cell office:value-type="float" office:value="618" calcext:value-type="float">
            <text:p>618</text:p>
          </table:table-cell>
          <table:table-cell office:value-type="float" office:value="45" calcext:value-type="float">
            <text:p>45</text:p>
          </table:table-cell>
          <table:table-cell table:formula="of:=IF([.C1]&lt;=30;[.F1]*(100-[.G1])/100;0)" office:value-type="float" office:value="339.9" calcext:value-type="float">
            <text:p>339.9</text:p>
          </table:table-cell>
          <table:table-cell table:formula="of:=[.F1]*(1-[.G1]/100)" office:value-type="float" office:value="339.9" calcext:value-type="float">
            <text:p>339.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24" calcext:value-type="float">
            <text:p>1524</text:p>
          </table:table-cell>
          <table:table-cell office:value-type="float" office:value="5676" calcext:value-type="float">
            <text:p>5676</text:p>
          </table:table-cell>
          <table:table-cell office:value-type="float" office:value="62" calcext:value-type="float">
            <text:p>62</text:p>
          </table:table-cell>
          <table:table-cell table:formula="of:=IF([.C2]&lt;=30;[.F2]*(100-[.G2])/100;0)" office:value-type="float" office:value="2156.88" calcext:value-type="float">
            <text:p>2156.88</text:p>
          </table:table-cell>
          <table:table-cell table:formula="of:=[.F2]*(1-[.G2]/100)" office:value-type="float" office:value="2156.88" calcext:value-type="float">
            <text:p>2156.8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69" calcext:value-type="float">
            <text:p>1269</text:p>
          </table:table-cell>
          <table:table-cell office:value-type="float" office:value="3585" calcext:value-type="float">
            <text:p>3585</text:p>
          </table:table-cell>
          <table:table-cell office:value-type="float" office:value="19" calcext:value-type="float">
            <text:p>19</text:p>
          </table:table-cell>
          <table:table-cell table:formula="of:=IF([.C3]&lt;=30;[.F3]*(100-[.G3])/100;0)" office:value-type="float" office:value="0" calcext:value-type="float">
            <text:p>0</text:p>
          </table:table-cell>
          <table:table-cell table:formula="of:=[.F3]*(1-[.G3]/100)" office:value-type="float" office:value="2903.85" calcext:value-type="float">
            <text:p>2903.8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323" calcext:value-type="float">
            <text:p>7323</text:p>
          </table:table-cell>
          <table:table-cell office:value-type="float" office:value="3492" calcext:value-type="float">
            <text:p>3492</text:p>
          </table:table-cell>
          <table:table-cell office:value-type="float" office:value="65" calcext:value-type="float">
            <text:p>65</text:p>
          </table:table-cell>
          <table:table-cell table:formula="of:=IF([.C4]&lt;=30;[.F4]*(100-[.G4])/100;0)" office:value-type="float" office:value="1222.2" calcext:value-type="float">
            <text:p>1222.2</text:p>
          </table:table-cell>
          <table:table-cell table:formula="of:=[.F4]*(1-[.G4]/100)" office:value-type="float" office:value="1222.2" calcext:value-type="float">
            <text:p>1222.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631" calcext:value-type="float">
            <text:p>5631</text:p>
          </table:table-cell>
          <table:table-cell office:value-type="float" office:value="1255" calcext:value-type="float">
            <text:p>1255</text:p>
          </table:table-cell>
          <table:table-cell office:value-type="float" office:value="23" calcext:value-type="float">
            <text:p>23</text:p>
          </table:table-cell>
          <table:table-cell table:formula="of:=IF([.C5]&lt;=30;[.F5]*(100-[.G5])/100;0)" office:value-type="float" office:value="966.35" calcext:value-type="float">
            <text:p>966.35</text:p>
          </table:table-cell>
          <table:table-cell table:formula="of:=[.F5]*(1-[.G5]/100)" office:value-type="float" office:value="966.35" calcext:value-type="float">
            <text:p>966.3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93" calcext:value-type="float">
            <text:p>4093</text:p>
          </table:table-cell>
          <table:table-cell office:value-type="float" office:value="5420" calcext:value-type="float">
            <text:p>5420</text:p>
          </table:table-cell>
          <table:table-cell office:value-type="float" office:value="26" calcext:value-type="float">
            <text:p>26</text:p>
          </table:table-cell>
          <table:table-cell table:formula="of:=IF([.C6]&lt;=30;[.F6]*(100-[.G6])/100;0)" office:value-type="float" office:value="4010.8" calcext:value-type="float">
            <text:p>4010.8</text:p>
          </table:table-cell>
          <table:table-cell table:formula="of:=[.F6]*(1-[.G6]/100)" office:value-type="float" office:value="4010.8" calcext:value-type="float">
            <text:p>4010.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44" calcext:value-type="float">
            <text:p>3144</text:p>
          </table:table-cell>
          <table:table-cell office:value-type="float" office:value="3703" calcext:value-type="float">
            <text:p>3703</text:p>
          </table:table-cell>
          <table:table-cell office:value-type="float" office:value="23" calcext:value-type="float">
            <text:p>23</text:p>
          </table:table-cell>
          <table:table-cell table:formula="of:=IF([.C7]&lt;=30;[.F7]*(100-[.G7])/100;0)" office:value-type="float" office:value="2851.31" calcext:value-type="float">
            <text:p>2851.31</text:p>
          </table:table-cell>
          <table:table-cell table:formula="of:=[.F7]*(1-[.G7]/100)" office:value-type="float" office:value="2851.31" calcext:value-type="float">
            <text:p>2851.3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6122" calcext:value-type="float">
            <text:p>6122</text:p>
          </table:table-cell>
          <table:table-cell office:value-type="float" office:value="6511" calcext:value-type="float">
            <text:p>6511</text:p>
          </table:table-cell>
          <table:table-cell office:value-type="float" office:value="60" calcext:value-type="float">
            <text:p>60</text:p>
          </table:table-cell>
          <table:table-cell table:formula="of:=IF([.C8]&lt;=30;[.F8]*(100-[.G8])/100;0)" office:value-type="float" office:value="0" calcext:value-type="float">
            <text:p>0</text:p>
          </table:table-cell>
          <table:table-cell table:formula="of:=[.F8]*(1-[.G8]/100)" office:value-type="float" office:value="2604.4" calcext:value-type="float">
            <text:p>2604.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018" calcext:value-type="float">
            <text:p>3018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table:formula="of:=IF([.C9]&lt;=30;[.F9]*(100-[.G9])/100;0)" office:value-type="float" office:value="0" calcext:value-type="float">
            <text:p>0</text:p>
          </table:table-cell>
          <table:table-cell table:formula="of:=[.F9]*(1-[.G9]/100)" office:value-type="float" office:value="161.67" calcext:value-type="float">
            <text:p>161.6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150" calcext:value-type="float">
            <text:p>8150</text:p>
          </table:table-cell>
          <table:table-cell office:value-type="float" office:value="618" calcext:value-type="float">
            <text:p>618</text:p>
          </table:table-cell>
          <table:table-cell office:value-type="float" office:value="71" calcext:value-type="float">
            <text:p>71</text:p>
          </table:table-cell>
          <table:table-cell table:formula="of:=IF([.C10]&lt;=30;[.F10]*(100-[.G10])/100;0)" office:value-type="float" office:value="0" calcext:value-type="float">
            <text:p>0</text:p>
          </table:table-cell>
          <table:table-cell table:formula="of:=[.F10]*(1-[.G10]/100)" office:value-type="float" office:value="179.22" calcext:value-type="float">
            <text:p>179.2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SUM([.H1:.H10])" office:value-type="float" office:value="11547.44" calcext:value-type="float">
            <text:p>11547.44</text:p>
          </table:table-cell>
          <table:table-cell table:formula="of:=SUM([.I1:.I10])" office:value-type="float" office:value="17396.58" calcext:value-type="float">
            <text:p>17396.58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1]/[.I11]*100" office:value-type="float" office:value="66.377644341589" calcext:value-type="float">
            <text:p>66.377644341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092" calcext:value-type="float">
            <text:p>5092</text:p>
          </table:table-cell>
          <table:table-cell office:value-type="float" office:value="5738" calcext:value-type="float">
            <text:p>5738</text:p>
          </table:table-cell>
          <table:table-cell table:style-name="ce1" table:formula="of:=IF(AND([.E14]&lt;[.$E$64];[.C14]&lt;=30);[.F14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717" calcext:value-type="float">
            <text:p>9717</text:p>
          </table:table-cell>
          <table:table-cell office:value-type="float" office:value="618" calcext:value-type="float">
            <text:p>618</text:p>
          </table:table-cell>
          <table:table-cell table:style-name="ce1" table:formula="of:=IF(AND([.E15]&lt;[.$E$64];[.C15]&lt;=30);[.F15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80" calcext:value-type="float">
            <text:p>4980</text:p>
          </table:table-cell>
          <table:table-cell office:value-type="float" office:value="2393" calcext:value-type="float">
            <text:p>2393</text:p>
          </table:table-cell>
          <table:table-cell table:style-name="ce1" table:formula="of:=IF(AND([.E16]&lt;[.$E$64];[.C16]&lt;=30);[.F16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526" calcext:value-type="float">
            <text:p>8526</text:p>
          </table:table-cell>
          <table:table-cell office:value-type="float" office:value="4221" calcext:value-type="float">
            <text:p>4221</text:p>
          </table:table-cell>
          <table:table-cell table:style-name="ce1" table:formula="of:=IF(AND([.E17]&lt;[.$E$64];[.C17]&lt;=30);[.F17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892" calcext:value-type="float">
            <text:p>4892</text:p>
          </table:table-cell>
          <table:table-cell office:value-type="float" office:value="3217" calcext:value-type="float">
            <text:p>3217</text:p>
          </table:table-cell>
          <table:table-cell table:style-name="ce1" table:formula="of:=IF(AND([.E18]&lt;[.$E$64];[.C18]&lt;=30);[.F1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2132" calcext:value-type="float">
            <text:p>2132</text:p>
          </table:table-cell>
          <table:table-cell table:style-name="ce1" table:formula="of:=IF(AND([.E19]&lt;[.$E$64];[.C19]&lt;=30);[.F19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40" calcext:value-type="float">
            <text:p>1640</text:p>
          </table:table-cell>
          <table:table-cell office:value-type="float" office:value="7507" calcext:value-type="float">
            <text:p>7507</text:p>
          </table:table-cell>
          <table:table-cell table:style-name="ce1" table:formula="of:=IF(AND([.E20]&lt;[.$E$64];[.C20]&lt;=30);[.F20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24" calcext:value-type="float">
            <text:p>1524</text:p>
          </table:table-cell>
          <table:table-cell office:value-type="float" office:value="5676" calcext:value-type="float">
            <text:p>5676</text:p>
          </table:table-cell>
          <table:table-cell table:style-name="ce1" table:formula="of:=IF(AND([.E21]&lt;[.$E$64];[.C21]&lt;=30);[.F21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69" calcext:value-type="float">
            <text:p>1269</text:p>
          </table:table-cell>
          <table:table-cell office:value-type="float" office:value="3585" calcext:value-type="float">
            <text:p>3585</text:p>
          </table:table-cell>
          <table:table-cell table:style-name="ce1" table:formula="of:=IF(AND([.E22]&lt;[.$E$64];[.C22]&lt;=30);[.F22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395" calcext:value-type="float">
            <text:p>3395</text:p>
          </table:table-cell>
          <table:table-cell office:value-type="float" office:value="9639" calcext:value-type="float">
            <text:p>9639</text:p>
          </table:table-cell>
          <table:table-cell table:style-name="ce1" table:formula="of:=IF(AND([.E23]&lt;[.$E$64];[.C23]&lt;=30);[.F23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906" calcext:value-type="float">
            <text:p>7906</text:p>
          </table:table-cell>
          <table:table-cell office:value-type="float" office:value="5359" calcext:value-type="float">
            <text:p>5359</text:p>
          </table:table-cell>
          <table:table-cell table:style-name="ce1" table:formula="of:=IF(AND([.E24]&lt;[.$E$64];[.C24]&lt;=30);[.F24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096" calcext:value-type="float">
            <text:p>6096</text:p>
          </table:table-cell>
          <table:table-cell office:value-type="float" office:value="2058" calcext:value-type="float">
            <text:p>2058</text:p>
          </table:table-cell>
          <table:table-cell table:style-name="ce1" table:formula="of:=IF(AND([.E25]&lt;[.$E$64];[.C25]&lt;=30);[.F25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587" calcext:value-type="float">
            <text:p>8587</text:p>
          </table:table-cell>
          <table:table-cell office:value-type="float" office:value="4294" calcext:value-type="float">
            <text:p>4294</text:p>
          </table:table-cell>
          <table:table-cell table:style-name="ce1" table:formula="of:=IF(AND([.E26]&lt;[.$E$64];[.C26]&lt;=30);[.F26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323" calcext:value-type="float">
            <text:p>7323</text:p>
          </table:table-cell>
          <table:table-cell office:value-type="float" office:value="3492" calcext:value-type="float">
            <text:p>3492</text:p>
          </table:table-cell>
          <table:table-cell table:style-name="ce1" table:formula="of:=IF(AND([.E27]&lt;[.$E$64];[.C27]&lt;=30);[.F27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608" calcext:value-type="float">
            <text:p>6608</text:p>
          </table:table-cell>
          <table:table-cell office:value-type="float" office:value="7398" calcext:value-type="float">
            <text:p>7398</text:p>
          </table:table-cell>
          <table:table-cell table:style-name="ce1" table:formula="of:=IF(AND([.E28]&lt;[.$E$64];[.C28]&lt;=30);[.F2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9950" calcext:value-type="float">
            <text:p>9950</text:p>
          </table:table-cell>
          <table:table-cell office:value-type="float" office:value="9798" calcext:value-type="float">
            <text:p>9798</text:p>
          </table:table-cell>
          <table:table-cell table:style-name="ce1" table:formula="of:=IF(AND([.E29]&lt;[.$E$64];[.C29]&lt;=30);[.F29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86" calcext:value-type="float">
            <text:p>5086</text:p>
          </table:table-cell>
          <table:table-cell office:value-type="float" office:value="1783" calcext:value-type="float">
            <text:p>1783</text:p>
          </table:table-cell>
          <table:table-cell table:style-name="ce1" table:formula="of:=IF(AND([.E30]&lt;[.$E$64];[.C30]&lt;=30);[.F30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708" calcext:value-type="float">
            <text:p>6708</text:p>
          </table:table-cell>
          <table:table-cell office:value-type="float" office:value="5602" calcext:value-type="float">
            <text:p>5602</text:p>
          </table:table-cell>
          <table:table-cell table:style-name="ce1" table:formula="of:=IF(AND([.E31]&lt;[.$E$64];[.C31]&lt;=30);[.F31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26" calcext:value-type="float">
            <text:p>3026</text:p>
          </table:table-cell>
          <table:table-cell office:value-type="float" office:value="1874" calcext:value-type="float">
            <text:p>1874</text:p>
          </table:table-cell>
          <table:table-cell table:style-name="ce1" table:formula="of:=IF(AND([.E32]&lt;[.$E$64];[.C32]&lt;=30);[.F32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631" calcext:value-type="float">
            <text:p>5631</text:p>
          </table:table-cell>
          <table:table-cell office:value-type="float" office:value="1255" calcext:value-type="float">
            <text:p>1255</text:p>
          </table:table-cell>
          <table:table-cell table:style-name="ce1" table:formula="of:=IF(AND([.E33]&lt;[.$E$64];[.C33]&lt;=30);[.F33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411" calcext:value-type="float">
            <text:p>8411</text:p>
          </table:table-cell>
          <table:table-cell office:value-type="float" office:value="1921" calcext:value-type="float">
            <text:p>1921</text:p>
          </table:table-cell>
          <table:table-cell table:style-name="ce1" table:formula="of:=IF(AND([.E34]&lt;[.$E$64];[.C34]&lt;=30);[.F34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93" calcext:value-type="float">
            <text:p>4093</text:p>
          </table:table-cell>
          <table:table-cell office:value-type="float" office:value="5420" calcext:value-type="float">
            <text:p>5420</text:p>
          </table:table-cell>
          <table:table-cell table:style-name="ce1" table:formula="of:=IF(AND([.E35]&lt;[.$E$64];[.C35]&lt;=30);[.F35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414" calcext:value-type="float">
            <text:p>7414</text:p>
          </table:table-cell>
          <table:table-cell office:value-type="float" office:value="6018" calcext:value-type="float">
            <text:p>6018</text:p>
          </table:table-cell>
          <table:table-cell table:style-name="ce1" table:formula="of:=IF(AND([.E36]&lt;[.$E$64];[.C36]&lt;=30);[.F36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564" calcext:value-type="float">
            <text:p>4564</text:p>
          </table:table-cell>
          <table:table-cell office:value-type="float" office:value="602" calcext:value-type="float">
            <text:p>602</text:p>
          </table:table-cell>
          <table:table-cell table:style-name="ce1" table:formula="of:=IF(AND([.E37]&lt;[.$E$64];[.C37]&lt;=30);[.F37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557" calcext:value-type="float">
            <text:p>5557</text:p>
          </table:table-cell>
          <table:table-cell office:value-type="float" office:value="3453" calcext:value-type="float">
            <text:p>3453</text:p>
          </table:table-cell>
          <table:table-cell table:style-name="ce1" table:formula="of:=IF(AND([.E38]&lt;[.$E$64];[.C38]&lt;=30);[.F3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9737" calcext:value-type="float">
            <text:p>9737</text:p>
          </table:table-cell>
          <table:table-cell office:value-type="float" office:value="5885" calcext:value-type="float">
            <text:p>5885</text:p>
          </table:table-cell>
          <table:table-cell table:style-name="ce1" table:formula="of:=IF(AND([.E39]&lt;[.$E$64];[.C39]&lt;=30);[.F39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44" calcext:value-type="float">
            <text:p>3144</text:p>
          </table:table-cell>
          <table:table-cell office:value-type="float" office:value="3703" calcext:value-type="float">
            <text:p>3703</text:p>
          </table:table-cell>
          <table:table-cell table:style-name="ce1" table:formula="of:=IF(AND([.E40]&lt;[.$E$64];[.C40]&lt;=30);[.F40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726" calcext:value-type="float">
            <text:p>4726</text:p>
          </table:table-cell>
          <table:table-cell office:value-type="float" office:value="9215" calcext:value-type="float">
            <text:p>9215</text:p>
          </table:table-cell>
          <table:table-cell table:style-name="ce1" table:formula="of:=IF(AND([.E41]&lt;[.$E$64];[.C41]&lt;=30);[.F41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263" calcext:value-type="float">
            <text:p>7263</text:p>
          </table:table-cell>
          <table:table-cell office:value-type="float" office:value="584" calcext:value-type="float">
            <text:p>584</text:p>
          </table:table-cell>
          <table:table-cell table:style-name="ce1" table:formula="of:=IF(AND([.E42]&lt;[.$E$64];[.C42]&lt;=30);[.F42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688" calcext:value-type="float">
            <text:p>9688</text:p>
          </table:table-cell>
          <table:table-cell office:value-type="float" office:value="7893" calcext:value-type="float">
            <text:p>7893</text:p>
          </table:table-cell>
          <table:table-cell table:style-name="ce1" table:formula="of:=IF(AND([.E43]&lt;[.$E$64];[.C43]&lt;=30);[.F43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365" calcext:value-type="float">
            <text:p>9365</text:p>
          </table:table-cell>
          <table:table-cell office:value-type="float" office:value="8462" calcext:value-type="float">
            <text:p>8462</text:p>
          </table:table-cell>
          <table:table-cell table:style-name="ce1" table:formula="of:=IF(AND([.E44]&lt;[.$E$64];[.C44]&lt;=30);[.F44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6122" calcext:value-type="float">
            <text:p>6122</text:p>
          </table:table-cell>
          <table:table-cell office:value-type="float" office:value="6511" calcext:value-type="float">
            <text:p>6511</text:p>
          </table:table-cell>
          <table:table-cell table:style-name="ce1" table:formula="of:=IF(AND([.E45]&lt;[.$E$64];[.C45]&lt;=30);[.F45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018" calcext:value-type="float">
            <text:p>3018</text:p>
          </table:table-cell>
          <table:table-cell office:value-type="float" office:value="317" calcext:value-type="float">
            <text:p>317</text:p>
          </table:table-cell>
          <table:table-cell table:style-name="ce1" table:formula="of:=IF(AND([.E46]&lt;[.$E$64];[.C46]&lt;=30);[.F46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919" calcext:value-type="float">
            <text:p>919</text:p>
          </table:table-cell>
          <table:table-cell office:value-type="float" office:value="421" calcext:value-type="float">
            <text:p>421</text:p>
          </table:table-cell>
          <table:table-cell table:style-name="ce1" table:formula="of:=IF(AND([.E47]&lt;[.$E$64];[.C47]&lt;=30);[.F47];0)"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864" calcext:value-type="float">
            <text:p>6864</text:p>
          </table:table-cell>
          <table:table-cell office:value-type="float" office:value="7525" calcext:value-type="float">
            <text:p>7525</text:p>
          </table:table-cell>
          <table:table-cell table:style-name="ce1" table:formula="of:=IF(AND([.E48]&lt;[.$E$64];[.C48]&lt;=30);[.F4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94" calcext:value-type="float">
            <text:p>1194</text:p>
          </table:table-cell>
          <table:table-cell office:value-type="float" office:value="2205" calcext:value-type="float">
            <text:p>2205</text:p>
          </table:table-cell>
          <table:table-cell table:style-name="ce1" table:formula="of:=IF(AND([.E49]&lt;[.$E$64];[.C49]&lt;=30);[.F49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935" calcext:value-type="float">
            <text:p>935</text:p>
          </table:table-cell>
          <table:table-cell table:style-name="ce1" table:formula="of:=IF(AND([.E50]&lt;[.$E$64];[.C50]&lt;=30);[.F50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930" calcext:value-type="float">
            <text:p>9930</text:p>
          </table:table-cell>
          <table:table-cell office:value-type="float" office:value="6936" calcext:value-type="float">
            <text:p>6936</text:p>
          </table:table-cell>
          <table:table-cell table:style-name="ce1" table:formula="of:=IF(AND([.E51]&lt;[.$E$64];[.C51]&lt;=30);[.F51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549" calcext:value-type="float">
            <text:p>5549</text:p>
          </table:table-cell>
          <table:table-cell office:value-type="float" office:value="3026" calcext:value-type="float">
            <text:p>3026</text:p>
          </table:table-cell>
          <table:table-cell table:style-name="ce1" table:formula="of:=IF(AND([.E52]&lt;[.$E$64];[.C52]&lt;=30);[.F52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150" calcext:value-type="float">
            <text:p>8150</text:p>
          </table:table-cell>
          <table:table-cell office:value-type="float" office:value="618" calcext:value-type="float">
            <text:p>618</text:p>
          </table:table-cell>
          <table:table-cell table:style-name="ce1" table:formula="of:=IF(AND([.E53]&lt;[.$E$64];[.C53]&lt;=30);[.F53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417" calcext:value-type="float">
            <text:p>5417</text:p>
          </table:table-cell>
          <table:table-cell office:value-type="float" office:value="9667" calcext:value-type="float">
            <text:p>9667</text:p>
          </table:table-cell>
          <table:table-cell table:style-name="ce1" table:formula="of:=IF(AND([.E54]&lt;[.$E$64];[.C54]&lt;=30);[.F54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253" calcext:value-type="float">
            <text:p>4253</text:p>
          </table:table-cell>
          <table:table-cell office:value-type="float" office:value="1394" calcext:value-type="float">
            <text:p>1394</text:p>
          </table:table-cell>
          <table:table-cell table:style-name="ce1" table:formula="of:=IF(AND([.E55]&lt;[.$E$64];[.C55]&lt;=30);[.F55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28" calcext:value-type="float">
            <text:p>3728</text:p>
          </table:table-cell>
          <table:table-cell office:value-type="float" office:value="2950" calcext:value-type="float">
            <text:p>2950</text:p>
          </table:table-cell>
          <table:table-cell table:style-name="ce1" table:formula="of:=IF(AND([.E56]&lt;[.$E$64];[.C56]&lt;=30);[.F56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48" calcext:value-type="float">
            <text:p>548</text:p>
          </table:table-cell>
          <table:table-cell office:value-type="float" office:value="637" calcext:value-type="float">
            <text:p>637</text:p>
          </table:table-cell>
          <table:table-cell table:style-name="ce1" table:formula="of:=IF(AND([.E57]&lt;[.$E$64];[.C57]&lt;=30);[.F57];0)" office:value-type="float" office:value="637" calcext:value-type="float">
            <text:p>63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858" calcext:value-type="float">
            <text:p>5858</text:p>
          </table:table-cell>
          <table:table-cell office:value-type="float" office:value="9863" calcext:value-type="float">
            <text:p>9863</text:p>
          </table:table-cell>
          <table:table-cell table:style-name="ce1" table:formula="of:=IF(AND([.E58]&lt;[.$E$64];[.C58]&lt;=30);[.F58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735" calcext:value-type="float">
            <text:p>9735</text:p>
          </table:table-cell>
          <table:table-cell office:value-type="float" office:value="6403" calcext:value-type="float">
            <text:p>6403</text:p>
          </table:table-cell>
          <table:table-cell table:style-name="ce1" table:formula="of:=IF(AND([.E59]&lt;[.$E$64];[.C59]&lt;=30);[.F59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973" calcext:value-type="float">
            <text:p>6973</text:p>
          </table:table-cell>
          <table:table-cell office:value-type="float" office:value="614" calcext:value-type="float">
            <text:p>614</text:p>
          </table:table-cell>
          <table:table-cell table:style-name="ce1" table:formula="of:=IF(AND([.E60]&lt;[.$E$64];[.C60]&lt;=30);[.F60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902" calcext:value-type="float">
            <text:p>5902</text:p>
          </table:table-cell>
          <table:table-cell office:value-type="float" office:value="7651" calcext:value-type="float">
            <text:p>7651</text:p>
          </table:table-cell>
          <table:table-cell table:style-name="ce1" table:formula="of:=IF(AND([.E61]&lt;[.$E$64];[.C61]&lt;=30);[.F61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92" calcext:value-type="float">
            <text:p>4592</text:p>
          </table:table-cell>
          <table:table-cell office:value-type="float" office:value="9874" calcext:value-type="float">
            <text:p>9874</text:p>
          </table:table-cell>
          <table:table-cell table:style-name="ce1" table:formula="of:=IF(AND([.E62]&lt;[.$E$64];[.C62]&lt;=30);[.F62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353" calcext:value-type="float">
            <text:p>3353</text:p>
          </table:table-cell>
          <table:table-cell office:value-type="float" office:value="1430" calcext:value-type="float">
            <text:p>1430</text:p>
          </table:table-cell>
          <table:table-cell table:style-name="ce1" table:formula="of:=IF(AND([.E63]&lt;[.$E$64];[.C63]&lt;=30);[.F63]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AVERAGE([.E14:.E63])*0.2" office:value-type="float" office:value="1111.868" calcext:value-type="float">
            <text:p>1111.868</text:p>
          </table:table-cell>
          <table:table-cell/>
          <table:table-cell table:formula="of:=SUM([.G14:.G63])/7" office:value-type="float" office:value="151.142857142857" calcext:value-type="float">
            <text:p>151.1428571429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092" calcext:value-type="float">
            <text:p>5092</text:p>
          </table:table-cell>
          <table:table-cell office:value-type="float" office:value="5738" calcext:value-type="float">
            <text:p>57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4u4V</text:p>
          </table:table-cell>
          <table:table-cell office:value-type="float" office:value="1349957748615" calcext:value-type="float">
            <text:p>1349957748615</text:p>
          </table:table-cell>
          <table:table-cell office:value-type="float" office:value="1348027789878" calcext:value-type="float">
            <text:p>1348027789878</text:p>
          </table:table-cell>
          <table:table-cell office:value-type="float" office:value="1348360710295" calcext:value-type="float">
            <text:p>1348360710295</text:p>
          </table:table-cell>
          <table:table-cell office:value-type="string" calcext:value-type="string">
            <text:p>bG3OFrm0hYHw85i1qaUP</text:p>
          </table:table-cell>
          <table:table-cell office:value-type="string" calcext:value-type="string">
            <text:p>5DPuq</text:p>
          </table:table-cell>
          <table:table-cell office:value-type="string" calcext:value-type="string">
            <text:p>GHcP0shMY2yprSXiKWp3Vz3hze5qQ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717" calcext:value-type="float">
            <text:p>9717</text:p>
          </table:table-cell>
          <table:table-cell office:value-type="float" office:value="618" calcext:value-type="float">
            <text:p>61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VdC2</text:p>
          </table:table-cell>
          <table:table-cell office:value-type="float" office:value="1343234326011" calcext:value-type="float">
            <text:p>1343234326011</text:p>
          </table:table-cell>
          <table:table-cell office:value-type="float" office:value="1350321758722" calcext:value-type="float">
            <text:p>1350321758722</text:p>
          </table:table-cell>
          <table:table-cell office:value-type="float" office:value="1355504977819" calcext:value-type="float">
            <text:p>1355504977819</text:p>
          </table:table-cell>
          <table:table-cell office:value-type="string" calcext:value-type="string">
            <text:p>0PKwrEw2p6c5hjqRGhxX</text:p>
          </table:table-cell>
          <table:table-cell office:value-type="string" calcext:value-type="string">
            <text:p>USFas</text:p>
          </table:table-cell>
          <table:table-cell office:value-type="string" calcext:value-type="string">
            <text:p>IEBFcPTWJ319couLmlm5xWFkZ2QDC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80" calcext:value-type="float">
            <text:p>4980</text:p>
          </table:table-cell>
          <table:table-cell office:value-type="float" office:value="2393" calcext:value-type="float">
            <text:p>239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Lpi2</text:p>
          </table:table-cell>
          <table:table-cell office:value-type="float" office:value="1337938061810" calcext:value-type="float">
            <text:p>1337938061810</text:p>
          </table:table-cell>
          <table:table-cell office:value-type="float" office:value="1350243375650" calcext:value-type="float">
            <text:p>1350243375650</text:p>
          </table:table-cell>
          <table:table-cell office:value-type="float" office:value="1336343200112" calcext:value-type="float">
            <text:p>1336343200112</text:p>
          </table:table-cell>
          <table:table-cell office:value-type="string" calcext:value-type="string">
            <text:p>qQYIxiGKQ3e1jc6ItPEx</text:p>
          </table:table-cell>
          <table:table-cell office:value-type="string" calcext:value-type="string">
            <text:p>9h2h9</text:p>
          </table:table-cell>
          <table:table-cell office:value-type="string" calcext:value-type="string">
            <text:p>gr1NeLK5aQXcFcsXZTCTjIdpX17T6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526" calcext:value-type="float">
            <text:p>8526</text:p>
          </table:table-cell>
          <table:table-cell office:value-type="float" office:value="4221" calcext:value-type="float">
            <text:p>4221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ZXki</text:p>
          </table:table-cell>
          <table:table-cell office:value-type="float" office:value="1335729274234" calcext:value-type="float">
            <text:p>1335729274234</text:p>
          </table:table-cell>
          <table:table-cell office:value-type="float" office:value="1329998944838" calcext:value-type="float">
            <text:p>1329998944838</text:p>
          </table:table-cell>
          <table:table-cell office:value-type="float" office:value="1355190287880" calcext:value-type="float">
            <text:p>1355190287880</text:p>
          </table:table-cell>
          <table:table-cell office:value-type="string" calcext:value-type="string">
            <text:p>kK8IBspLJNQ5q2WbQh5g</text:p>
          </table:table-cell>
          <table:table-cell office:value-type="string" calcext:value-type="string">
            <text:p>cN8Vf</text:p>
          </table:table-cell>
          <table:table-cell office:value-type="string" calcext:value-type="string">
            <text:p>Xb2AlO6Db0EGZK3a2Hqrm5SHGXUJ7C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892" calcext:value-type="float">
            <text:p>4892</text:p>
          </table:table-cell>
          <table:table-cell office:value-type="float" office:value="3217" calcext:value-type="float">
            <text:p>321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J3zV</text:p>
          </table:table-cell>
          <table:table-cell office:value-type="float" office:value="1334395597690" calcext:value-type="float">
            <text:p>1334395597690</text:p>
          </table:table-cell>
          <table:table-cell office:value-type="float" office:value="1344768032804" calcext:value-type="float">
            <text:p>1344768032804</text:p>
          </table:table-cell>
          <table:table-cell office:value-type="float" office:value="1325488560448" calcext:value-type="float">
            <text:p>1325488560448</text:p>
          </table:table-cell>
          <table:table-cell office:value-type="string" calcext:value-type="string">
            <text:p>GjpKZzoXSt2wWAfQDRl8</text:p>
          </table:table-cell>
          <table:table-cell office:value-type="string" calcext:value-type="string">
            <text:p>02YLp</text:p>
          </table:table-cell>
          <table:table-cell office:value-type="string" calcext:value-type="string">
            <text:p>r0nM7ly5o2ERfW1BKGZJKyosAqHMv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842" calcext:value-type="float">
            <text:p>3842</text:p>
          </table:table-cell>
          <table:table-cell office:value-type="float" office:value="2132" calcext:value-type="float">
            <text:p>213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T7uI</text:p>
          </table:table-cell>
          <table:table-cell office:value-type="float" office:value="1330312073263" calcext:value-type="float">
            <text:p>1330312073263</text:p>
          </table:table-cell>
          <table:table-cell office:value-type="float" office:value="1352376771543" calcext:value-type="float">
            <text:p>1352376771543</text:p>
          </table:table-cell>
          <table:table-cell office:value-type="float" office:value="1353198974241" calcext:value-type="float">
            <text:p>1353198974241</text:p>
          </table:table-cell>
          <table:table-cell office:value-type="string" calcext:value-type="string">
            <text:p>Cf9HGj0jxBLdjiNM9jyC</text:p>
          </table:table-cell>
          <table:table-cell office:value-type="string" calcext:value-type="string">
            <text:p>K1Zru</text:p>
          </table:table-cell>
          <table:table-cell office:value-type="string" calcext:value-type="string">
            <text:p>JkMfuC5Bq1tOTBgC9ntdOCh66ZmAj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40" calcext:value-type="float">
            <text:p>1640</text:p>
          </table:table-cell>
          <table:table-cell office:value-type="float" office:value="7507" calcext:value-type="float">
            <text:p>750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Tryy</text:p>
          </table:table-cell>
          <table:table-cell office:value-type="float" office:value="1325672304290" calcext:value-type="float">
            <text:p>1325672304290</text:p>
          </table:table-cell>
          <table:table-cell office:value-type="float" office:value="1356248142383" calcext:value-type="float">
            <text:p>1356248142383</text:p>
          </table:table-cell>
          <table:table-cell office:value-type="float" office:value="1342572964254" calcext:value-type="float">
            <text:p>1342572964254</text:p>
          </table:table-cell>
          <table:table-cell office:value-type="string" calcext:value-type="string">
            <text:p>Hwnya0MKL3i7nNBXie1J</text:p>
          </table:table-cell>
          <table:table-cell office:value-type="string" calcext:value-type="string">
            <text:p>NPlJi</text:p>
          </table:table-cell>
          <table:table-cell office:value-type="string" calcext:value-type="string">
            <text:p>8AFJc5jO0P1bOOWhF3vD7U5pPW9y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24" calcext:value-type="float">
            <text:p>1524</text:p>
          </table:table-cell>
          <table:table-cell office:value-type="float" office:value="5676" calcext:value-type="float">
            <text:p>567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Qysy</text:p>
          </table:table-cell>
          <table:table-cell office:value-type="float" office:value="1342111748431" calcext:value-type="float">
            <text:p>1342111748431</text:p>
          </table:table-cell>
          <table:table-cell office:value-type="float" office:value="1325381635369" calcext:value-type="float">
            <text:p>1325381635369</text:p>
          </table:table-cell>
          <table:table-cell office:value-type="float" office:value="1352557464632" calcext:value-type="float">
            <text:p>1352557464632</text:p>
          </table:table-cell>
          <table:table-cell office:value-type="string" calcext:value-type="string">
            <text:p>UH0K6TazKDIFIIstf0vx</text:p>
          </table:table-cell>
          <table:table-cell office:value-type="string" calcext:value-type="string">
            <text:p>L9iCa</text:p>
          </table:table-cell>
          <table:table-cell office:value-type="string" calcext:value-type="string">
            <text:p>oh6aN6aB5IasCiBPxYvor9qcQpp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69" calcext:value-type="float">
            <text:p>1269</text:p>
          </table:table-cell>
          <table:table-cell office:value-type="float" office:value="3585" calcext:value-type="float">
            <text:p>358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0x4f</text:p>
          </table:table-cell>
          <table:table-cell office:value-type="float" office:value="1338622804653" calcext:value-type="float">
            <text:p>1338622804653</text:p>
          </table:table-cell>
          <table:table-cell office:value-type="float" office:value="1348064984932" calcext:value-type="float">
            <text:p>1348064984932</text:p>
          </table:table-cell>
          <table:table-cell office:value-type="float" office:value="1343841965666" calcext:value-type="float">
            <text:p>1343841965666</text:p>
          </table:table-cell>
          <table:table-cell office:value-type="string" calcext:value-type="string">
            <text:p>W5TrGgDqcjymP2tPH6PH</text:p>
          </table:table-cell>
          <table:table-cell office:value-type="string" calcext:value-type="string">
            <text:p>Oa4W4</text:p>
          </table:table-cell>
          <table:table-cell office:value-type="string" calcext:value-type="string">
            <text:p>BHlqlJt8fu8CthBNLv2RzRkT12Yzz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395" calcext:value-type="float">
            <text:p>3395</text:p>
          </table:table-cell>
          <table:table-cell office:value-type="float" office:value="9639" calcext:value-type="float">
            <text:p>9639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h5DS</text:p>
          </table:table-cell>
          <table:table-cell office:value-type="float" office:value="1353782706787" calcext:value-type="float">
            <text:p>1353782706787</text:p>
          </table:table-cell>
          <table:table-cell office:value-type="float" office:value="1350758315147" calcext:value-type="float">
            <text:p>1350758315147</text:p>
          </table:table-cell>
          <table:table-cell office:value-type="float" office:value="1338168759700" calcext:value-type="float">
            <text:p>1338168759700</text:p>
          </table:table-cell>
          <table:table-cell office:value-type="string" calcext:value-type="string">
            <text:p>sgdDqZJna2jYYHMfNVEk</text:p>
          </table:table-cell>
          <table:table-cell office:value-type="string" calcext:value-type="string">
            <text:p>mBnku</text:p>
          </table:table-cell>
          <table:table-cell office:value-type="string" calcext:value-type="string">
            <text:p>KD9Ka9W24NOJAWptZ7uHddVIpJTjH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906" calcext:value-type="float">
            <text:p>7906</text:p>
          </table:table-cell>
          <table:table-cell office:value-type="float" office:value="5359" calcext:value-type="float">
            <text:p>53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9Frz</text:p>
          </table:table-cell>
          <table:table-cell office:value-type="float" office:value="1351130167805" calcext:value-type="float">
            <text:p>1351130167805</text:p>
          </table:table-cell>
          <table:table-cell office:value-type="float" office:value="1346336467506" calcext:value-type="float">
            <text:p>1346336467506</text:p>
          </table:table-cell>
          <table:table-cell office:value-type="float" office:value="1355057156750" calcext:value-type="float">
            <text:p>1355057156750</text:p>
          </table:table-cell>
          <table:table-cell office:value-type="string" calcext:value-type="string">
            <text:p>DFHztwnOQSuGd2anHn0B</text:p>
          </table:table-cell>
          <table:table-cell office:value-type="string" calcext:value-type="string">
            <text:p>QRyaD</text:p>
          </table:table-cell>
          <table:table-cell office:value-type="string" calcext:value-type="string">
            <text:p>FgAKaEBEp7sBNcULhiHyJ2qbxF27w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096" calcext:value-type="float">
            <text:p>6096</text:p>
          </table:table-cell>
          <table:table-cell office:value-type="float" office:value="2058" calcext:value-type="float">
            <text:p>2058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ys5E</text:p>
          </table:table-cell>
          <table:table-cell office:value-type="float" office:value="1333827016762" calcext:value-type="float">
            <text:p>1333827016762</text:p>
          </table:table-cell>
          <table:table-cell office:value-type="float" office:value="1352513943257" calcext:value-type="float">
            <text:p>1352513943257</text:p>
          </table:table-cell>
          <table:table-cell office:value-type="float" office:value="1345891442246" calcext:value-type="float">
            <text:p>1345891442246</text:p>
          </table:table-cell>
          <table:table-cell office:value-type="string" calcext:value-type="string">
            <text:p>ME0vKCVRKEOlrSK5LaLi</text:p>
          </table:table-cell>
          <table:table-cell office:value-type="string" calcext:value-type="string">
            <text:p>K1dX6</text:p>
          </table:table-cell>
          <table:table-cell office:value-type="string" calcext:value-type="string">
            <text:p>cDIbv5cqqnAa0OcIq1wjrERX4L7T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587" calcext:value-type="float">
            <text:p>8587</text:p>
          </table:table-cell>
          <table:table-cell office:value-type="float" office:value="4294" calcext:value-type="float">
            <text:p>429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ZCW</text:p>
          </table:table-cell>
          <table:table-cell office:value-type="float" office:value="1334484696452" calcext:value-type="float">
            <text:p>1334484696452</text:p>
          </table:table-cell>
          <table:table-cell office:value-type="float" office:value="1332830523143" calcext:value-type="float">
            <text:p>1332830523143</text:p>
          </table:table-cell>
          <table:table-cell office:value-type="float" office:value="1341540605449" calcext:value-type="float">
            <text:p>1341540605449</text:p>
          </table:table-cell>
          <table:table-cell office:value-type="string" calcext:value-type="string">
            <text:p>Geg2GOeGbFXkZRVjbBP1</text:p>
          </table:table-cell>
          <table:table-cell office:value-type="string" calcext:value-type="string">
            <text:p>ebnf4</text:p>
          </table:table-cell>
          <table:table-cell office:value-type="string" calcext:value-type="string">
            <text:p>hktmQ9L6gZ35Ms1uAy0jNoXMVDom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323" calcext:value-type="float">
            <text:p>7323</text:p>
          </table:table-cell>
          <table:table-cell office:value-type="float" office:value="3492" calcext:value-type="float">
            <text:p>349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dFT2</text:p>
          </table:table-cell>
          <table:table-cell office:value-type="float" office:value="1340824879635" calcext:value-type="float">
            <text:p>1340824879635</text:p>
          </table:table-cell>
          <table:table-cell office:value-type="float" office:value="1339911445083" calcext:value-type="float">
            <text:p>1339911445083</text:p>
          </table:table-cell>
          <table:table-cell office:value-type="float" office:value="1340188765440" calcext:value-type="float">
            <text:p>1340188765440</text:p>
          </table:table-cell>
          <table:table-cell office:value-type="string" calcext:value-type="string">
            <text:p>3fgwXbygrdxMYdum1ax5</text:p>
          </table:table-cell>
          <table:table-cell office:value-type="string" calcext:value-type="string">
            <text:p>kOK01</text:p>
          </table:table-cell>
          <table:table-cell office:value-type="string" calcext:value-type="string">
            <text:p>FpfJNomEOOGMwDJNjqYLqvqrGJLF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608" calcext:value-type="float">
            <text:p>6608</text:p>
          </table:table-cell>
          <table:table-cell office:value-type="float" office:value="7398" calcext:value-type="float">
            <text:p>739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jTXD</text:p>
          </table:table-cell>
          <table:table-cell office:value-type="float" office:value="1349602292197" calcext:value-type="float">
            <text:p>1349602292197</text:p>
          </table:table-cell>
          <table:table-cell office:value-type="float" office:value="1350111638707" calcext:value-type="float">
            <text:p>1350111638707</text:p>
          </table:table-cell>
          <table:table-cell office:value-type="float" office:value="1337235403104" calcext:value-type="float">
            <text:p>1337235403104</text:p>
          </table:table-cell>
          <table:table-cell office:value-type="string" calcext:value-type="string">
            <text:p>ytJhxpGfeM0u9w5fwg5D</text:p>
          </table:table-cell>
          <table:table-cell office:value-type="string" calcext:value-type="string">
            <text:p>7IUz3</text:p>
          </table:table-cell>
          <table:table-cell office:value-type="string" calcext:value-type="string">
            <text:p>zbRzXA1U7EPflz45J5qZwtEappR4b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9950" calcext:value-type="float">
            <text:p>9950</text:p>
          </table:table-cell>
          <table:table-cell office:value-type="float" office:value="9798" calcext:value-type="float">
            <text:p>979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1L6H</text:p>
          </table:table-cell>
          <table:table-cell office:value-type="float" office:value="1330690434531" calcext:value-type="float">
            <text:p>1330690434531</text:p>
          </table:table-cell>
          <table:table-cell office:value-type="float" office:value="1349352316915" calcext:value-type="float">
            <text:p>1349352316915</text:p>
          </table:table-cell>
          <table:table-cell office:value-type="float" office:value="1329485874399" calcext:value-type="float">
            <text:p>1329485874399</text:p>
          </table:table-cell>
          <table:table-cell office:value-type="string" calcext:value-type="string">
            <text:p>ROZWZqBRd8tTc6sOIQrc</text:p>
          </table:table-cell>
          <table:table-cell office:value-type="string" calcext:value-type="string">
            <text:p>M2yOO</text:p>
          </table:table-cell>
          <table:table-cell office:value-type="string" calcext:value-type="string">
            <text:p>Kuizv7JpWmOze95zohEsYXKnyzroR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86" calcext:value-type="float">
            <text:p>5086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WYtA</text:p>
          </table:table-cell>
          <table:table-cell office:value-type="float" office:value="1330626250774" calcext:value-type="float">
            <text:p>1330626250774</text:p>
          </table:table-cell>
          <table:table-cell office:value-type="float" office:value="1349387556521" calcext:value-type="float">
            <text:p>1349387556521</text:p>
          </table:table-cell>
          <table:table-cell office:value-type="float" office:value="1335616841492" calcext:value-type="float">
            <text:p>1335616841492</text:p>
          </table:table-cell>
          <table:table-cell office:value-type="string" calcext:value-type="string">
            <text:p>j6P6sxZ3i0hynjEOxOXU</text:p>
          </table:table-cell>
          <table:table-cell office:value-type="string" calcext:value-type="string">
            <text:p>jhED6</text:p>
          </table:table-cell>
          <table:table-cell office:value-type="string" calcext:value-type="string">
            <text:p>4bWhyMXF3mM8oiEF59kEtcKAq8Z9tA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708" calcext:value-type="float">
            <text:p>6708</text:p>
          </table:table-cell>
          <table:table-cell office:value-type="float" office:value="5602" calcext:value-type="float">
            <text:p>5602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c8C</text:p>
          </table:table-cell>
          <table:table-cell office:value-type="float" office:value="1347756506268" calcext:value-type="float">
            <text:p>1347756506268</text:p>
          </table:table-cell>
          <table:table-cell office:value-type="float" office:value="1340324654365" calcext:value-type="float">
            <text:p>1340324654365</text:p>
          </table:table-cell>
          <table:table-cell office:value-type="float" office:value="1344286388629" calcext:value-type="float">
            <text:p>1344286388629</text:p>
          </table:table-cell>
          <table:table-cell office:value-type="string" calcext:value-type="string">
            <text:p>DIl5N77IsQgVUyv68Y1G</text:p>
          </table:table-cell>
          <table:table-cell office:value-type="string" calcext:value-type="string">
            <text:p>7DPOw</text:p>
          </table:table-cell>
          <table:table-cell office:value-type="string" calcext:value-type="string">
            <text:p>EEYp1rZIyFqhxzr9HWkd6tdpWovoR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26" calcext:value-type="float">
            <text:p>3026</text:p>
          </table:table-cell>
          <table:table-cell office:value-type="float" office:value="1874" calcext:value-type="float">
            <text:p>187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wJV0</text:p>
          </table:table-cell>
          <table:table-cell office:value-type="float" office:value="1328391738977" calcext:value-type="float">
            <text:p>1328391738977</text:p>
          </table:table-cell>
          <table:table-cell office:value-type="float" office:value="1341738176249" calcext:value-type="float">
            <text:p>1341738176249</text:p>
          </table:table-cell>
          <table:table-cell office:value-type="float" office:value="1333748202596" calcext:value-type="float">
            <text:p>1333748202596</text:p>
          </table:table-cell>
          <table:table-cell office:value-type="string" calcext:value-type="string">
            <text:p>rcgAIlq5zlbJZNuAfbd7</text:p>
          </table:table-cell>
          <table:table-cell office:value-type="string" calcext:value-type="string">
            <text:p>05WwV</text:p>
          </table:table-cell>
          <table:table-cell office:value-type="string" calcext:value-type="string">
            <text:p>pTwrODS6Zsn9caQg341NM70LYQ0W7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631" calcext:value-type="float">
            <text:p>5631</text:p>
          </table:table-cell>
          <table:table-cell office:value-type="float" office:value="1255" calcext:value-type="float">
            <text:p>125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YICz</text:p>
          </table:table-cell>
          <table:table-cell office:value-type="float" office:value="1343158000885" calcext:value-type="float">
            <text:p>1343158000885</text:p>
          </table:table-cell>
          <table:table-cell office:value-type="float" office:value="1341969992042" calcext:value-type="float">
            <text:p>1341969992042</text:p>
          </table:table-cell>
          <table:table-cell office:value-type="float" office:value="1333728108998" calcext:value-type="float">
            <text:p>1333728108998</text:p>
          </table:table-cell>
          <table:table-cell office:value-type="string" calcext:value-type="string">
            <text:p>0efJ6XKhtqc4jibKj7OQ</text:p>
          </table:table-cell>
          <table:table-cell office:value-type="string" calcext:value-type="string">
            <text:p>TIQtM</text:p>
          </table:table-cell>
          <table:table-cell office:value-type="string" calcext:value-type="string">
            <text:p>bL1WoQWSBGiMMGoiPu18JV6d4vNtwz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8411" calcext:value-type="float">
            <text:p>8411</text:p>
          </table:table-cell>
          <table:table-cell office:value-type="float" office:value="1921" calcext:value-type="float">
            <text:p>1921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IIoP</text:p>
          </table:table-cell>
          <table:table-cell office:value-type="float" office:value="1326776213433" calcext:value-type="float">
            <text:p>1326776213433</text:p>
          </table:table-cell>
          <table:table-cell office:value-type="float" office:value="1343997913161" calcext:value-type="float">
            <text:p>1343997913161</text:p>
          </table:table-cell>
          <table:table-cell office:value-type="float" office:value="1340559054830" calcext:value-type="float">
            <text:p>1340559054830</text:p>
          </table:table-cell>
          <table:table-cell office:value-type="string" calcext:value-type="string">
            <text:p>t8ytquvNdFPLhKx6BFPB</text:p>
          </table:table-cell>
          <table:table-cell office:value-type="string" calcext:value-type="string">
            <text:p>uGe3v</text:p>
          </table:table-cell>
          <table:table-cell office:value-type="string" calcext:value-type="string">
            <text:p>jszAjGRyfN4fjCdJ4GRE2tq0BYnEc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93" calcext:value-type="float">
            <text:p>4093</text:p>
          </table:table-cell>
          <table:table-cell office:value-type="float" office:value="5420" calcext:value-type="float">
            <text:p>5420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bPvC</text:p>
          </table:table-cell>
          <table:table-cell office:value-type="float" office:value="1346431435308" calcext:value-type="float">
            <text:p>1346431435308</text:p>
          </table:table-cell>
          <table:table-cell office:value-type="float" office:value="1335029863878" calcext:value-type="float">
            <text:p>1335029863878</text:p>
          </table:table-cell>
          <table:table-cell office:value-type="float" office:value="1339892786982" calcext:value-type="float">
            <text:p>1339892786982</text:p>
          </table:table-cell>
          <table:table-cell office:value-type="string" calcext:value-type="string">
            <text:p>Bb7ckFlncVPnwNQau2gk</text:p>
          </table:table-cell>
          <table:table-cell office:value-type="string" calcext:value-type="string">
            <text:p>mzUhQ</text:p>
          </table:table-cell>
          <table:table-cell office:value-type="string" calcext:value-type="string">
            <text:p>Kqbqw5WxUHa2K34Bf0K3Jg9bnWEO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414" calcext:value-type="float">
            <text:p>7414</text:p>
          </table:table-cell>
          <table:table-cell office:value-type="float" office:value="6018" calcext:value-type="float">
            <text:p>601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97AU</text:p>
          </table:table-cell>
          <table:table-cell office:value-type="float" office:value="1328256299332" calcext:value-type="float">
            <text:p>1328256299332</text:p>
          </table:table-cell>
          <table:table-cell office:value-type="float" office:value="1353346666091" calcext:value-type="float">
            <text:p>1353346666091</text:p>
          </table:table-cell>
          <table:table-cell office:value-type="float" office:value="1338718875203" calcext:value-type="float">
            <text:p>1338718875203</text:p>
          </table:table-cell>
          <table:table-cell office:value-type="string" calcext:value-type="string">
            <text:p>fjKPKyyk7VLC9MGmarKs</text:p>
          </table:table-cell>
          <table:table-cell office:value-type="string" calcext:value-type="string">
            <text:p>4GVuB</text:p>
          </table:table-cell>
          <table:table-cell office:value-type="string" calcext:value-type="string">
            <text:p>1lDuLygHpUpyrDXmtk6W1CaCauDr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564" calcext:value-type="float">
            <text:p>4564</text:p>
          </table:table-cell>
          <table:table-cell office:value-type="float" office:value="602" calcext:value-type="float">
            <text:p>60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bw6</text:p>
          </table:table-cell>
          <table:table-cell office:value-type="float" office:value="1354337795171" calcext:value-type="float">
            <text:p>1354337795171</text:p>
          </table:table-cell>
          <table:table-cell office:value-type="float" office:value="1335883516211" calcext:value-type="float">
            <text:p>1335883516211</text:p>
          </table:table-cell>
          <table:table-cell office:value-type="float" office:value="1346957130534" calcext:value-type="float">
            <text:p>1346957130534</text:p>
          </table:table-cell>
          <table:table-cell office:value-type="string" calcext:value-type="string">
            <text:p>yytPZlo4P3POM6HX5xfB</text:p>
          </table:table-cell>
          <table:table-cell office:value-type="string" calcext:value-type="string">
            <text:p>uornf</text:p>
          </table:table-cell>
          <table:table-cell office:value-type="string" calcext:value-type="string">
            <text:p>xIOXlkWEx8yHLnleURx2ye67EKexr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557" calcext:value-type="float">
            <text:p>5557</text:p>
          </table:table-cell>
          <table:table-cell office:value-type="float" office:value="3453" calcext:value-type="float">
            <text:p>3453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9m1c</text:p>
          </table:table-cell>
          <table:table-cell office:value-type="float" office:value="1348071348762" calcext:value-type="float">
            <text:p>1348071348762</text:p>
          </table:table-cell>
          <table:table-cell office:value-type="float" office:value="1341091727344" calcext:value-type="float">
            <text:p>1341091727344</text:p>
          </table:table-cell>
          <table:table-cell office:value-type="float" office:value="1338967369494" calcext:value-type="float">
            <text:p>1338967369494</text:p>
          </table:table-cell>
          <table:table-cell office:value-type="string" calcext:value-type="string">
            <text:p>FrXmnRN1VTWQ3e1KBK0n</text:p>
          </table:table-cell>
          <table:table-cell office:value-type="string" calcext:value-type="string">
            <text:p>nIQh2</text:p>
          </table:table-cell>
          <table:table-cell office:value-type="string" calcext:value-type="string">
            <text:p>1tUbLyGRAQ3kn0SVAimq8MEcgkAO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9737" calcext:value-type="float">
            <text:p>9737</text:p>
          </table:table-cell>
          <table:table-cell office:value-type="float" office:value="5885" calcext:value-type="float">
            <text:p>588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g9e8</text:p>
          </table:table-cell>
          <table:table-cell office:value-type="float" office:value="1352396536347" calcext:value-type="float">
            <text:p>1352396536347</text:p>
          </table:table-cell>
          <table:table-cell office:value-type="float" office:value="1335723347305" calcext:value-type="float">
            <text:p>1335723347305</text:p>
          </table:table-cell>
          <table:table-cell office:value-type="float" office:value="1335080528874" calcext:value-type="float">
            <text:p>1335080528874</text:p>
          </table:table-cell>
          <table:table-cell office:value-type="string" calcext:value-type="string">
            <text:p>sgZ9DYVNezRbhl0BFEve</text:p>
          </table:table-cell>
          <table:table-cell office:value-type="string" calcext:value-type="string">
            <text:p>tTqf1</text:p>
          </table:table-cell>
          <table:table-cell office:value-type="string" calcext:value-type="string">
            <text:p>UmfLQGqPMewMBTPz765E4gM5TViYJ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44" calcext:value-type="float">
            <text:p>3144</text:p>
          </table:table-cell>
          <table:table-cell office:value-type="float" office:value="3703" calcext:value-type="float">
            <text:p>370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W3HI</text:p>
          </table:table-cell>
          <table:table-cell office:value-type="float" office:value="1342776338423" calcext:value-type="float">
            <text:p>1342776338423</text:p>
          </table:table-cell>
          <table:table-cell office:value-type="float" office:value="1340036122923" calcext:value-type="float">
            <text:p>1340036122923</text:p>
          </table:table-cell>
          <table:table-cell office:value-type="float" office:value="1344503396957" calcext:value-type="float">
            <text:p>1344503396957</text:p>
          </table:table-cell>
          <table:table-cell office:value-type="string" calcext:value-type="string">
            <text:p>JdEbA3EVTMPuToWj23UQ</text:p>
          </table:table-cell>
          <table:table-cell office:value-type="string" calcext:value-type="string">
            <text:p>VyUzL</text:p>
          </table:table-cell>
          <table:table-cell office:value-type="string" calcext:value-type="string">
            <text:p>saFd3HHTbQ1gUqEjKEnoRyD6uNwxuv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726" calcext:value-type="float">
            <text:p>4726</text:p>
          </table:table-cell>
          <table:table-cell office:value-type="float" office:value="9215" calcext:value-type="float">
            <text:p>92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l3Rf</text:p>
          </table:table-cell>
          <table:table-cell office:value-type="float" office:value="1335452586910" calcext:value-type="float">
            <text:p>1335452586910</text:p>
          </table:table-cell>
          <table:table-cell office:value-type="float" office:value="1337715790986" calcext:value-type="float">
            <text:p>1337715790986</text:p>
          </table:table-cell>
          <table:table-cell office:value-type="float" office:value="1338565224267" calcext:value-type="float">
            <text:p>1338565224267</text:p>
          </table:table-cell>
          <table:table-cell office:value-type="string" calcext:value-type="string">
            <text:p>9wLtNq82D81pMKaEwc4W</text:p>
          </table:table-cell>
          <table:table-cell office:value-type="string" calcext:value-type="string">
            <text:p>i3E9m</text:p>
          </table:table-cell>
          <table:table-cell office:value-type="string" calcext:value-type="string">
            <text:p>fx61E83Y9XHTeNo0nQu0aDUdPCYTi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263" calcext:value-type="float">
            <text:p>7263</text:p>
          </table:table-cell>
          <table:table-cell office:value-type="float" office:value="584" calcext:value-type="float">
            <text:p>58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wt5P</text:p>
          </table:table-cell>
          <table:table-cell office:value-type="float" office:value="1333481045373" calcext:value-type="float">
            <text:p>1333481045373</text:p>
          </table:table-cell>
          <table:table-cell office:value-type="float" office:value="1347380313779" calcext:value-type="float">
            <text:p>1347380313779</text:p>
          </table:table-cell>
          <table:table-cell office:value-type="float" office:value="1332395702565" calcext:value-type="float">
            <text:p>1332395702565</text:p>
          </table:table-cell>
          <table:table-cell office:value-type="string" calcext:value-type="string">
            <text:p>aKmyIDuDFVIVgKRl5wUf</text:p>
          </table:table-cell>
          <table:table-cell office:value-type="string" calcext:value-type="string">
            <text:p>xyLZ3</text:p>
          </table:table-cell>
          <table:table-cell office:value-type="string" calcext:value-type="string">
            <text:p>nBcVZ4LUMowg4vd0txMjFXhTkVMOg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688" calcext:value-type="float">
            <text:p>9688</text:p>
          </table:table-cell>
          <table:table-cell office:value-type="float" office:value="7893" calcext:value-type="float">
            <text:p>7893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gW5M</text:p>
          </table:table-cell>
          <table:table-cell office:value-type="float" office:value="1355710388377" calcext:value-type="float">
            <text:p>1355710388377</text:p>
          </table:table-cell>
          <table:table-cell office:value-type="float" office:value="1327708426868" calcext:value-type="float">
            <text:p>1327708426868</text:p>
          </table:table-cell>
          <table:table-cell office:value-type="float" office:value="1327128425977" calcext:value-type="float">
            <text:p>1327128425977</text:p>
          </table:table-cell>
          <table:table-cell office:value-type="string" calcext:value-type="string">
            <text:p>IK5kiTyuHwnNuLVrFyql</text:p>
          </table:table-cell>
          <table:table-cell office:value-type="string" calcext:value-type="string">
            <text:p>KUbYy</text:p>
          </table:table-cell>
          <table:table-cell office:value-type="string" calcext:value-type="string">
            <text:p>ZWFcGxEn1yXcVC6r3rYn8YDUhGFTx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365" calcext:value-type="float">
            <text:p>9365</text:p>
          </table:table-cell>
          <table:table-cell office:value-type="float" office:value="8462" calcext:value-type="float">
            <text:p>846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4yNv</text:p>
          </table:table-cell>
          <table:table-cell office:value-type="float" office:value="1346598625195" calcext:value-type="float">
            <text:p>1346598625195</text:p>
          </table:table-cell>
          <table:table-cell office:value-type="float" office:value="1348440517884" calcext:value-type="float">
            <text:p>1348440517884</text:p>
          </table:table-cell>
          <table:table-cell office:value-type="float" office:value="1329836533069" calcext:value-type="float">
            <text:p>1329836533069</text:p>
          </table:table-cell>
          <table:table-cell office:value-type="string" calcext:value-type="string">
            <text:p>XxtHLwbKp6YDAkkvHj1G</text:p>
          </table:table-cell>
          <table:table-cell office:value-type="string" calcext:value-type="string">
            <text:p>wgirF</text:p>
          </table:table-cell>
          <table:table-cell office:value-type="string" calcext:value-type="string">
            <text:p>byMOIGHvkKQnxjmFEKFcOXbDvU9cj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6122" calcext:value-type="float">
            <text:p>6122</text:p>
          </table:table-cell>
          <table:table-cell office:value-type="float" office:value="6511" calcext:value-type="float">
            <text:p>651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EpEm</text:p>
          </table:table-cell>
          <table:table-cell office:value-type="float" office:value="1342908114519" calcext:value-type="float">
            <text:p>1342908114519</text:p>
          </table:table-cell>
          <table:table-cell office:value-type="float" office:value="1325462369716" calcext:value-type="float">
            <text:p>1325462369716</text:p>
          </table:table-cell>
          <table:table-cell office:value-type="float" office:value="1329636049596" calcext:value-type="float">
            <text:p>1329636049596</text:p>
          </table:table-cell>
          <table:table-cell office:value-type="string" calcext:value-type="string">
            <text:p>3hV9V91GNaTV4tkRZ0TI</text:p>
          </table:table-cell>
          <table:table-cell office:value-type="string" calcext:value-type="string">
            <text:p>lkbu5</text:p>
          </table:table-cell>
          <table:table-cell office:value-type="string" calcext:value-type="string">
            <text:p>FkdoJ12Vhi5yoPdJlzvzVoT1Y0wNC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018" calcext:value-type="float">
            <text:p>3018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jWbw</text:p>
          </table:table-cell>
          <table:table-cell office:value-type="float" office:value="1345645692232" calcext:value-type="float">
            <text:p>1345645692232</text:p>
          </table:table-cell>
          <table:table-cell office:value-type="float" office:value="1330959369058" calcext:value-type="float">
            <text:p>1330959369058</text:p>
          </table:table-cell>
          <table:table-cell office:value-type="float" office:value="1356207785498" calcext:value-type="float">
            <text:p>1356207785498</text:p>
          </table:table-cell>
          <table:table-cell office:value-type="string" calcext:value-type="string">
            <text:p>G2JWJDC4tRF1p4P4WysZ</text:p>
          </table:table-cell>
          <table:table-cell office:value-type="string" calcext:value-type="string">
            <text:p>jBebY</text:p>
          </table:table-cell>
          <table:table-cell office:value-type="string" calcext:value-type="string">
            <text:p>tGFG8mwjh2alyt3WjeRm406z68tQa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919" calcext:value-type="float">
            <text:p>919</text:p>
          </table:table-cell>
          <table:table-cell office:value-type="float" office:value="421" calcext:value-type="float">
            <text:p>42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Gow8</text:p>
          </table:table-cell>
          <table:table-cell office:value-type="float" office:value="1354584497779" calcext:value-type="float">
            <text:p>1354584497779</text:p>
          </table:table-cell>
          <table:table-cell office:value-type="float" office:value="1355273330427" calcext:value-type="float">
            <text:p>1355273330427</text:p>
          </table:table-cell>
          <table:table-cell office:value-type="float" office:value="1344950923650" calcext:value-type="float">
            <text:p>1344950923650</text:p>
          </table:table-cell>
          <table:table-cell office:value-type="string" calcext:value-type="string">
            <text:p>7hQmbPWytgZQrYGAKQB4</text:p>
          </table:table-cell>
          <table:table-cell office:value-type="string" calcext:value-type="string">
            <text:p>pFG6V</text:p>
          </table:table-cell>
          <table:table-cell office:value-type="string" calcext:value-type="string">
            <text:p>FCqPZ2ykmHIWUtFd3nG9VtyiF3k2K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864" calcext:value-type="float">
            <text:p>6864</text:p>
          </table:table-cell>
          <table:table-cell office:value-type="float" office:value="7525" calcext:value-type="float">
            <text:p>7525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w74n</text:p>
          </table:table-cell>
          <table:table-cell office:value-type="float" office:value="1337475652458" calcext:value-type="float">
            <text:p>1337475652458</text:p>
          </table:table-cell>
          <table:table-cell office:value-type="float" office:value="1325618038280" calcext:value-type="float">
            <text:p>1325618038280</text:p>
          </table:table-cell>
          <table:table-cell office:value-type="float" office:value="1341119471789" calcext:value-type="float">
            <text:p>1341119471789</text:p>
          </table:table-cell>
          <table:table-cell office:value-type="string" calcext:value-type="string">
            <text:p>5pQxb2B1nJeDtrxAh2uH</text:p>
          </table:table-cell>
          <table:table-cell office:value-type="string" calcext:value-type="string">
            <text:p>nVuu9</text:p>
          </table:table-cell>
          <table:table-cell office:value-type="string" calcext:value-type="string">
            <text:p>EpH8aiQjc9HhVcQeZkAyHfrX00QiF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94" calcext:value-type="float">
            <text:p>1194</text:p>
          </table:table-cell>
          <table:table-cell office:value-type="float" office:value="2205" calcext:value-type="float">
            <text:p>220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0d9E</text:p>
          </table:table-cell>
          <table:table-cell office:value-type="float" office:value="1348637136948" calcext:value-type="float">
            <text:p>1348637136948</text:p>
          </table:table-cell>
          <table:table-cell office:value-type="float" office:value="1333505029734" calcext:value-type="float">
            <text:p>1333505029734</text:p>
          </table:table-cell>
          <table:table-cell office:value-type="float" office:value="1349975930940" calcext:value-type="float">
            <text:p>1349975930940</text:p>
          </table:table-cell>
          <table:table-cell office:value-type="string" calcext:value-type="string">
            <text:p>9PjXUFJsO7xgapXV7Xh2</text:p>
          </table:table-cell>
          <table:table-cell office:value-type="string" calcext:value-type="string">
            <text:p>lJsl2</text:p>
          </table:table-cell>
          <table:table-cell office:value-type="string" calcext:value-type="string">
            <text:p>GW1NYCRgnKjJcwQtiA6Ny0WJgfTCN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qpsw4</text:p>
          </table:table-cell>
          <table:table-cell office:value-type="float" office:value="1328788014670" calcext:value-type="float">
            <text:p>1328788014670</text:p>
          </table:table-cell>
          <table:table-cell office:value-type="float" office:value="1343691544272" calcext:value-type="float">
            <text:p>1343691544272</text:p>
          </table:table-cell>
          <table:table-cell office:value-type="float" office:value="1335388256273" calcext:value-type="float">
            <text:p>1335388256273</text:p>
          </table:table-cell>
          <table:table-cell office:value-type="string" calcext:value-type="string">
            <text:p>ZL1EhI4iuLufHepMfz5j</text:p>
          </table:table-cell>
          <table:table-cell office:value-type="string" calcext:value-type="string">
            <text:p>ZsmE0</text:p>
          </table:table-cell>
          <table:table-cell office:value-type="string" calcext:value-type="string">
            <text:p>RzFu8xBTI5OnyZxIkmbIla9zlGvLr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930" calcext:value-type="float">
            <text:p>9930</text:p>
          </table:table-cell>
          <table:table-cell office:value-type="float" office:value="6936" calcext:value-type="float">
            <text:p>6936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NRsa</text:p>
          </table:table-cell>
          <table:table-cell office:value-type="float" office:value="1337713906280" calcext:value-type="float">
            <text:p>1337713906280</text:p>
          </table:table-cell>
          <table:table-cell office:value-type="float" office:value="1346560409850" calcext:value-type="float">
            <text:p>1346560409850</text:p>
          </table:table-cell>
          <table:table-cell office:value-type="float" office:value="1347666259149" calcext:value-type="float">
            <text:p>1347666259149</text:p>
          </table:table-cell>
          <table:table-cell office:value-type="string" calcext:value-type="string">
            <text:p>3P9vxqnrmBfXdIN8x1Zk</text:p>
          </table:table-cell>
          <table:table-cell office:value-type="string" calcext:value-type="string">
            <text:p>6LcGs</text:p>
          </table:table-cell>
          <table:table-cell office:value-type="string" calcext:value-type="string">
            <text:p>wVjOBnvJFRlFxBRt08I4Q8uZoATPA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549" calcext:value-type="float">
            <text:p>5549</text:p>
          </table:table-cell>
          <table:table-cell office:value-type="float" office:value="3026" calcext:value-type="float">
            <text:p>3026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Lc6F</text:p>
          </table:table-cell>
          <table:table-cell office:value-type="float" office:value="1346460884574" calcext:value-type="float">
            <text:p>1346460884574</text:p>
          </table:table-cell>
          <table:table-cell office:value-type="float" office:value="1349059783510" calcext:value-type="float">
            <text:p>1349059783510</text:p>
          </table:table-cell>
          <table:table-cell office:value-type="float" office:value="1356665134492" calcext:value-type="float">
            <text:p>1356665134492</text:p>
          </table:table-cell>
          <table:table-cell office:value-type="string" calcext:value-type="string">
            <text:p>BCXF5IwCrkIfyNSKRlQr</text:p>
          </table:table-cell>
          <table:table-cell office:value-type="string" calcext:value-type="string">
            <text:p>Obal4</text:p>
          </table:table-cell>
          <table:table-cell office:value-type="string" calcext:value-type="string">
            <text:p>e8mJJ4J8LRFMc9CBvcaYXhrPhdfCi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150" calcext:value-type="float">
            <text:p>8150</text:p>
          </table:table-cell>
          <table:table-cell office:value-type="float" office:value="618" calcext:value-type="float">
            <text:p>61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41Fk</text:p>
          </table:table-cell>
          <table:table-cell office:value-type="float" office:value="1342576815596" calcext:value-type="float">
            <text:p>1342576815596</text:p>
          </table:table-cell>
          <table:table-cell office:value-type="float" office:value="1355081724176" calcext:value-type="float">
            <text:p>1355081724176</text:p>
          </table:table-cell>
          <table:table-cell office:value-type="float" office:value="1332147913451" calcext:value-type="float">
            <text:p>1332147913451</text:p>
          </table:table-cell>
          <table:table-cell office:value-type="string" calcext:value-type="string">
            <text:p>E79VjJ477KLWruJrD1F0</text:p>
          </table:table-cell>
          <table:table-cell office:value-type="string" calcext:value-type="string">
            <text:p>Mx1N1</text:p>
          </table:table-cell>
          <table:table-cell office:value-type="string" calcext:value-type="string">
            <text:p>MPnxyCTdktGiDPZNRfy55Z59frLdi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417" calcext:value-type="float">
            <text:p>5417</text:p>
          </table:table-cell>
          <table:table-cell office:value-type="float" office:value="9667" calcext:value-type="float">
            <text:p>966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wISm</text:p>
          </table:table-cell>
          <table:table-cell office:value-type="float" office:value="1336644544084" calcext:value-type="float">
            <text:p>1336644544084</text:p>
          </table:table-cell>
          <table:table-cell office:value-type="float" office:value="1336136297622" calcext:value-type="float">
            <text:p>1336136297622</text:p>
          </table:table-cell>
          <table:table-cell office:value-type="float" office:value="1326304033540" calcext:value-type="float">
            <text:p>1326304033540</text:p>
          </table:table-cell>
          <table:table-cell office:value-type="string" calcext:value-type="string">
            <text:p>epLPcTQD9SRcBli3TWmV</text:p>
          </table:table-cell>
          <table:table-cell office:value-type="string" calcext:value-type="string">
            <text:p>c26sH</text:p>
          </table:table-cell>
          <table:table-cell office:value-type="string" calcext:value-type="string">
            <text:p>lSCcX7repwdljAApcv5p4E74mbn4fj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253" calcext:value-type="float">
            <text:p>4253</text:p>
          </table:table-cell>
          <table:table-cell office:value-type="float" office:value="1394" calcext:value-type="float">
            <text:p>139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YBxL</text:p>
          </table:table-cell>
          <table:table-cell office:value-type="float" office:value="1337149766294" calcext:value-type="float">
            <text:p>1337149766294</text:p>
          </table:table-cell>
          <table:table-cell office:value-type="float" office:value="1348716673929" calcext:value-type="float">
            <text:p>1348716673929</text:p>
          </table:table-cell>
          <table:table-cell office:value-type="float" office:value="1336517410798" calcext:value-type="float">
            <text:p>1336517410798</text:p>
          </table:table-cell>
          <table:table-cell office:value-type="string" calcext:value-type="string">
            <text:p>UF17iKefPnhXlbsnNt2s</text:p>
          </table:table-cell>
          <table:table-cell office:value-type="string" calcext:value-type="string">
            <text:p>ioFbb</text:p>
          </table:table-cell>
          <table:table-cell office:value-type="string" calcext:value-type="string">
            <text:p>3saOAobDJzqmiLB4YLWPSXY3rl6HMH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28" calcext:value-type="float">
            <text:p>3728</text:p>
          </table:table-cell>
          <table:table-cell office:value-type="float" office:value="2950" calcext:value-type="float">
            <text:p>295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kHTM</text:p>
          </table:table-cell>
          <table:table-cell office:value-type="float" office:value="1336064197341" calcext:value-type="float">
            <text:p>1336064197341</text:p>
          </table:table-cell>
          <table:table-cell office:value-type="float" office:value="1343377322408" calcext:value-type="float">
            <text:p>1343377322408</text:p>
          </table:table-cell>
          <table:table-cell office:value-type="float" office:value="1356498527805" calcext:value-type="float">
            <text:p>1356498527805</text:p>
          </table:table-cell>
          <table:table-cell office:value-type="string" calcext:value-type="string">
            <text:p>VmX9qyX5lb1MwJ6LIt6P</text:p>
          </table:table-cell>
          <table:table-cell office:value-type="string" calcext:value-type="string">
            <text:p>ib5tU</text:p>
          </table:table-cell>
          <table:table-cell office:value-type="string" calcext:value-type="string">
            <text:p>r78rctzxYz5E2jFwOLTJh6hTTl5Bn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48" calcext:value-type="float">
            <text:p>548</text:p>
          </table:table-cell>
          <table:table-cell office:value-type="float" office:value="637" calcext:value-type="float">
            <text:p>637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YjU</text:p>
          </table:table-cell>
          <table:table-cell office:value-type="float" office:value="1349623399238" calcext:value-type="float">
            <text:p>1349623399238</text:p>
          </table:table-cell>
          <table:table-cell office:value-type="float" office:value="1355896491183" calcext:value-type="float">
            <text:p>1355896491183</text:p>
          </table:table-cell>
          <table:table-cell office:value-type="float" office:value="1334325053443" calcext:value-type="float">
            <text:p>1334325053443</text:p>
          </table:table-cell>
          <table:table-cell office:value-type="string" calcext:value-type="string">
            <text:p>DdRksHUseQK3T2QM21Qc</text:p>
          </table:table-cell>
          <table:table-cell office:value-type="string" calcext:value-type="string">
            <text:p>53aVz</text:p>
          </table:table-cell>
          <table:table-cell office:value-type="string" calcext:value-type="string">
            <text:p>RNOclkO4Xh4fwpoQ9VHRcMAe9kkZsj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858" calcext:value-type="float">
            <text:p>5858</text:p>
          </table:table-cell>
          <table:table-cell office:value-type="float" office:value="9863" calcext:value-type="float">
            <text:p>986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fREJ</text:p>
          </table:table-cell>
          <table:table-cell office:value-type="float" office:value="1332624978616" calcext:value-type="float">
            <text:p>1332624978616</text:p>
          </table:table-cell>
          <table:table-cell office:value-type="float" office:value="1326791930045" calcext:value-type="float">
            <text:p>1326791930045</text:p>
          </table:table-cell>
          <table:table-cell office:value-type="float" office:value="1344501833822" calcext:value-type="float">
            <text:p>1344501833822</text:p>
          </table:table-cell>
          <table:table-cell office:value-type="string" calcext:value-type="string">
            <text:p>C5wWhxBUFtgIc4HeN0Nr</text:p>
          </table:table-cell>
          <table:table-cell office:value-type="string" calcext:value-type="string">
            <text:p>QL7mF</text:p>
          </table:table-cell>
          <table:table-cell office:value-type="string" calcext:value-type="string">
            <text:p>Lh1rfa7ufmVVQd6uCzeKsgcOPf5O4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735" calcext:value-type="float">
            <text:p>9735</text:p>
          </table:table-cell>
          <table:table-cell office:value-type="float" office:value="6403" calcext:value-type="float">
            <text:p>640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xl2e</text:p>
          </table:table-cell>
          <table:table-cell office:value-type="float" office:value="1351691213067" calcext:value-type="float">
            <text:p>1351691213067</text:p>
          </table:table-cell>
          <table:table-cell office:value-type="float" office:value="1349493994615" calcext:value-type="float">
            <text:p>1349493994615</text:p>
          </table:table-cell>
          <table:table-cell office:value-type="float" office:value="1332557109992" calcext:value-type="float">
            <text:p>1332557109992</text:p>
          </table:table-cell>
          <table:table-cell office:value-type="string" calcext:value-type="string">
            <text:p>X0RdEfsFDuEuDfOcX2br</text:p>
          </table:table-cell>
          <table:table-cell office:value-type="string" calcext:value-type="string">
            <text:p>hwZmx</text:p>
          </table:table-cell>
          <table:table-cell office:value-type="string" calcext:value-type="string">
            <text:p>AtmNHTid8idSWBSRpijyB2GTYKwTy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973" calcext:value-type="float">
            <text:p>6973</text:p>
          </table:table-cell>
          <table:table-cell office:value-type="float" office:value="614" calcext:value-type="float">
            <text:p>614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vq7E</text:p>
          </table:table-cell>
          <table:table-cell office:value-type="float" office:value="1356821890231" calcext:value-type="float">
            <text:p>1356821890231</text:p>
          </table:table-cell>
          <table:table-cell office:value-type="float" office:value="1336776681836" calcext:value-type="float">
            <text:p>1336776681836</text:p>
          </table:table-cell>
          <table:table-cell office:value-type="float" office:value="1356764076066" calcext:value-type="float">
            <text:p>1356764076066</text:p>
          </table:table-cell>
          <table:table-cell office:value-type="string" calcext:value-type="string">
            <text:p>Ez79npsC0YvLQPvKvohs</text:p>
          </table:table-cell>
          <table:table-cell office:value-type="string" calcext:value-type="string">
            <text:p>fy84s</text:p>
          </table:table-cell>
          <table:table-cell office:value-type="string" calcext:value-type="string">
            <text:p>Xw1mjAFdo9z0EVh1xnlUFprSGiePP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902" calcext:value-type="float">
            <text:p>5902</text:p>
          </table:table-cell>
          <table:table-cell office:value-type="float" office:value="7651" calcext:value-type="float">
            <text:p>765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Hhzv</text:p>
          </table:table-cell>
          <table:table-cell office:value-type="float" office:value="1327321616857" calcext:value-type="float">
            <text:p>1327321616857</text:p>
          </table:table-cell>
          <table:table-cell office:value-type="float" office:value="1345725592694" calcext:value-type="float">
            <text:p>1345725592694</text:p>
          </table:table-cell>
          <table:table-cell office:value-type="float" office:value="1341698154499" calcext:value-type="float">
            <text:p>1341698154499</text:p>
          </table:table-cell>
          <table:table-cell office:value-type="string" calcext:value-type="string">
            <text:p>BMxL5ZaNu2YI013mxSgh</text:p>
          </table:table-cell>
          <table:table-cell office:value-type="string" calcext:value-type="string">
            <text:p>zykd8</text:p>
          </table:table-cell>
          <table:table-cell office:value-type="string" calcext:value-type="string">
            <text:p>7dNPieqW1NpqvlgLdT5GhTRDs2qf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92" calcext:value-type="float">
            <text:p>4592</text:p>
          </table:table-cell>
          <table:table-cell office:value-type="float" office:value="9874" calcext:value-type="float">
            <text:p>9874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coRF</text:p>
          </table:table-cell>
          <table:table-cell office:value-type="float" office:value="1349813168226" calcext:value-type="float">
            <text:p>1349813168226</text:p>
          </table:table-cell>
          <table:table-cell office:value-type="float" office:value="1347007573357" calcext:value-type="float">
            <text:p>1347007573357</text:p>
          </table:table-cell>
          <table:table-cell office:value-type="float" office:value="1332492600663" calcext:value-type="float">
            <text:p>1332492600663</text:p>
          </table:table-cell>
          <table:table-cell office:value-type="string" calcext:value-type="string">
            <text:p>6iXTK1513RS3dee6EyAZ</text:p>
          </table:table-cell>
          <table:table-cell office:value-type="string" calcext:value-type="string">
            <text:p>JqyXn</text:p>
          </table:table-cell>
          <table:table-cell office:value-type="string" calcext:value-type="string">
            <text:p>JeTmOP5gR50aE8AnHatxDScYXJKY0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353" calcext:value-type="float">
            <text:p>3353</text:p>
          </table:table-cell>
          <table:table-cell office:value-type="float" office:value="1430" calcext:value-type="float">
            <text:p>143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FjRx</text:p>
          </table:table-cell>
          <table:table-cell office:value-type="float" office:value="1349178372264" calcext:value-type="float">
            <text:p>1349178372264</text:p>
          </table:table-cell>
          <table:table-cell office:value-type="float" office:value="1334410312848" calcext:value-type="float">
            <text:p>1334410312848</text:p>
          </table:table-cell>
          <table:table-cell office:value-type="float" office:value="1356510014325" calcext:value-type="float">
            <text:p>1356510014325</text:p>
          </table:table-cell>
          <table:table-cell office:value-type="string" calcext:value-type="string">
            <text:p>p1nIUqKLrzjlNT90ecBe</text:p>
          </table:table-cell>
          <table:table-cell office:value-type="string" calcext:value-type="string">
            <text:p>iVBYC</text:p>
          </table:table-cell>
          <table:table-cell office:value-type="string" calcext:value-type="string">
            <text:p>BiUeYe6asFJxZpsivtJyV8UVrWLaU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9:08:05.685976213</meta:creation-date>
    <dc:date>2016-07-24T20:40:25.269113082</dc:date>
    <meta:editing-duration>PT1H48S</meta:editing-duration>
    <meta:editing-cycles>1</meta:editing-cycles>
    <meta:document-statistic meta:table-count="1" meta:cell-count="1245" meta:object-count="0"/>
    <meta:generator>LibreOffice/4.2.8.2$Linux_x86 LibreOffice_project/420m0$Build-2</meta:generator>
  </office:meta>
</office:document-meta>
</file>